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d9581"/>
    </style:style>
    <style:style style:name="P3" style:family="paragraph" style:parent-style-name="Standard">
      <style:paragraph-properties fo:margin-top="0cm" fo:margin-bottom="0cm" style:contextual-spacing="false" fo:line-height="150%" fo:text-align="end" style:justify-single-word="false"/>
    </style:style>
    <style:style style:name="P4" style:family="paragraph" style:parent-style-name="Standard">
      <style:paragraph-properties fo:margin-left="11.001cm" fo:margin-right="0cm" fo:margin-top="0cm" fo:margin-bottom="0cm" style:contextual-spacing="false" fo:line-height="150%" fo:text-align="end" style:justify-single-word="false" fo:text-indent="0cm" style:auto-text-indent="false"/>
    </style:style>
    <style:style style:name="P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0d9581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d9581" officeooo:paragraph-rsid="000d958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d9581" officeooo:paragraph-rsid="000d958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officeooo:rsid="000d9581" officeooo:paragraph-rsid="000d9581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d9581" officeooo:paragraph-rsid="000d958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0d9581" officeooo:paragraph-rsid="000d9581" style:font-size-asian="14pt" style:font-weight-asian="normal" style:font-size-complex="14pt" style:font-weight-complex="normal"/>
    </style:style>
    <style:style style:name="P16" style:family="paragraph" style:parent-style-name="Standard" style:list-style-name="List_20_1">
      <style:paragraph-properties fo:text-align="start" style:justify-single-word="false"/>
      <style:text-properties fo:color="#000000" loext:opacity="100%" style:font-name="Times New Roman" fo:font-size="14pt" fo:font-weight="normal" officeooo:rsid="000d9581" officeooo:paragraph-rsid="000d958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bold" officeooo:rsid="000d9581" officeooo:paragraph-rsid="000d958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uk" fo:country="UA" fo:font-weight="normal" officeooo:rsid="000d9581" officeooo:paragraph-rsid="000d9581" style:font-size-asian="14pt" style:font-weight-asian="normal" style:font-size-complex="14pt" style:font-weight-complex="normal"/>
    </style:style>
    <style:style style:name="P19" style:family="paragraph" style:parent-style-name="Standard" style:list-style-name="List_20_1">
      <style:paragraph-properties fo:text-align="start" style:justify-single-word="false"/>
      <style:text-properties fo:color="#000000" loext:opacity="100%" style:font-name="Times New Roman" fo:font-size="14pt" fo:language="uk" fo:country="UA" fo:font-weight="normal" officeooo:rsid="000d9581" officeooo:paragraph-rsid="000d9581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officeooo:paragraph-rsid="000d9581"/>
    </style:style>
    <style:style style:name="P21" style:family="paragraph" style:parent-style-name="Text_20_body" style:list-style-name="List_20_1">
      <style:paragraph-properties fo:text-align="start" style:justify-single-word="false"/>
      <style:text-properties officeooo:paragraph-rsid="000d9581"/>
    </style:style>
    <style:style style:name="P22" style:family="paragraph" style:parent-style-name="Text_20_body">
      <style:paragraph-properties fo:text-align="start" style:justify-single-word="false"/>
      <style:text-properties fo:color="#000000" loext:opacity="100%" style:font-name="Times New Roman" fo:font-size="14pt" officeooo:rsid="000d9581" officeooo:paragraph-rsid="000d9581" style:font-size-asian="14pt" style:font-size-complex="14pt"/>
    </style:style>
    <style:style style:name="P23" style:family="paragraph" style:parent-style-name="Text_20_body" style:list-style-name="List_20_1">
      <style:paragraph-properties fo:text-align="start" style:justify-single-word="false"/>
      <style:text-properties fo:color="#000000" loext:opacity="100%" style:font-name="Times New Roman" fo:font-size="14pt" officeooo:rsid="000d9581" officeooo:paragraph-rsid="000d9581" style:font-size-asian="14pt" style:font-size-complex="14pt"/>
    </style:style>
    <style:style style:name="P24" style:family="paragraph" style:parent-style-name="Text_20_body" style:list-style-name="List_20_1">
      <style:paragraph-properties fo:text-align="start" style:justify-single-word="false"/>
      <style:text-properties officeooo:rsid="000d9581" officeooo:paragraph-rsid="000d9581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language="uk" fo:country="UA" fo:font-weight="bold" officeooo:rsid="000d9581" style:font-size-asian="14pt" style:font-weight-asian="bold" style:font-size-complex="14pt" style:font-weight-complex="bold"/>
    </style:style>
    <style:style style:name="T3" style:family="text">
      <style:text-properties style:font-name="Times New Roman" fo:font-size="16pt" style:font-size-asian="16pt" style:font-size-complex="16pt"/>
    </style:style>
    <style:style style:name="T4" style:family="text">
      <style:text-properties style:font-name="Times New Roman" fo:font-size="16pt" fo:language="en" fo:country="US" officeooo:rsid="000d9581" style:font-size-asian="16pt" style:font-size-complex="16pt"/>
    </style:style>
    <style:style style:name="T5" style:family="text">
      <style:text-properties style:font-name="Times New Roman" style:font-size-asian="14pt"/>
    </style:style>
    <style:style style:name="T6" style:family="text">
      <style:text-properties style:font-name="Times New Roman" fo:font-weight="normal" style:font-size-asian="14pt" style:font-weight-asian="normal" style:font-weight-complex="normal"/>
    </style:style>
    <style:style style:name="T7" style:family="text">
      <style:text-properties fo:font-variant="normal" fo:text-transform="none" fo:color="#202122" loext:opacity="100%" style:font-name="Times New Roman" fo:font-size="14pt" fo:letter-spacing="normal" fo:language="uk" fo:country="UA" fo:font-style="normal" fo:font-weight="normal" officeooo:rsid="000d9581" style:font-size-asian="14pt" style:font-size-complex="14pt"/>
    </style:style>
    <style:style style:name="T8" style:family="text">
      <style:text-properties fo:font-variant="normal" fo:text-transform="none" fo:color="#ececf1" loext:opacity="100%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ececf1" loext:opacity="100%" style:font-name="Times New Roman" fo:font-size="12pt" fo:letter-spacing="normal" fo:font-style="normal" fo:font-weight="normal"/>
    </style:style>
    <style:style style:name="T10" style:family="text">
      <style:text-properties fo:font-variant="normal" fo:text-transform="none" fo:color="#ececf1" loext:opacity="100%" style:font-name="S hne" fo:font-size="12pt" fo:letter-spacing="normal" fo:language="uk" fo:country="UA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ececf1" loext:opacity="100%" style:font-name="S hne" fo:font-size="12pt" fo:letter-spacing="normal" fo:font-style="normal"/>
    </style:style>
    <style:style style:name="T12" style:family="text">
      <style:text-properties fo:font-variant="normal" fo:text-transform="none" fo:color="#ececf1" loext:opacity="100%" style:font-name="S hne" fo:font-size="12pt" fo:letter-spacing="normal" fo:font-style="normal" fo:font-weight="normal"/>
    </style:style>
    <style:style style:name="T13" style:family="text">
      <style:text-properties fo:font-variant="normal" fo:text-transform="none" fo:color="#ececf1" loext:opacity="100%" fo:font-size="12pt" fo:letter-spacing="normal" fo:font-style="normal"/>
    </style:style>
    <style:style style:name="T14" style:family="text">
      <style:text-properties fo:font-variant="normal" fo:text-transform="none" fo:color="#ececf1" loext:opacity="100%" fo:font-size="12pt" fo:letter-spacing="normal" fo:language="uk" fo:country="UA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ececf1" loext:opacity="100%" fo:letter-spacing="normal" fo:font-style="normal"/>
    </style:style>
    <style:style style:name="T16" style:family="text">
      <style:text-properties fo:font-variant="normal" fo:text-transform="none" fo:color="#ececf1" loext:opacity="100%" fo:letter-spacing="normal" fo:language="uk" fo:country="UA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fo:font-variant="normal" fo:text-transform="none" fo:letter-spacing="normal" fo:language="uk" fo:country="UA" fo:font-style="normal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uk" fo:country="UA" fo:font-weight="normal" style:font-weight-asian="normal" style:font-weight-complex="normal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T27" style:family="text">
      <style:text-properties fo:color="#000000" loext:opacity="100%" style:font-name="Times New Roman" fo:font-size="14pt" fo:language="uk" fo:country="UA" fo:font-weight="normal" officeooo:rsid="000d9581" style:font-size-asian="14pt" style:font-weight-asian="normal" style:font-size-complex="14pt" style:font-weight-complex="normal"/>
    </style:style>
    <style:style style:name="T2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іністерство освіти і науки України</text:span></text:p>
      <text:p text:style-name="P1"><text:span text:style-name="T1">Західноукраїнський національний університет</text:span></text:p>
      <text:p text:style-name="P1"><text:span text:style-name="T1">Факультет комп’ютерних інформаційних технологій</text:span></text:p>
      <text:p text:style-name="P1"><text:span text:style-name="T1">Кафедра інформаційно-обчислювальних систем і управління</text:span></text:p>
      <text:p text:style-name="P5"/>
      <text:p text:style-name="P6"/>
      <text:p text:style-name="P3"><text:span text:style-name="T1">Кафедра ІОСУ</text:span></text:p>
      <text:p text:style-name="P5"/>
      <text:p text:style-name="P5"/>
      <text:p text:style-name="P8"/>
      <text:p text:style-name="P1"><text:span text:style-name="T3">Лабораторна робота №</text:span><text:span text:style-name="T4">6</text:span><text:span text:style-name="T3"> </text:span></text:p>
      <text:p text:style-name="P1"><text:span text:style-name="T1">з дисципліни «Комп’ютерні науки»</text:span></text:p>
      <text:p text:style-name="P1"><text:span text:style-name="T1">на тему:</text:span></text:p>
      <text:p text:style-name="P2"><text:span text:style-name="T1">“Методи розробки програмного забезпечення”</text:span></text:p>
      <text:p text:style-name="P7"/>
      <text:p text:style-name="P7"/>
      <text:p text:style-name="P7"/>
      <text:p text:style-name="P4"><text:span text:style-name="T1">Виконав:</text:span></text:p>
      <text:p text:style-name="P4"><text:span text:style-name="T1">Студент групи КН-12</text:span></text:p>
      <text:p text:style-name="P4"><text:span text:style-name="T1">Урбанський В. Л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1"><text:s text:c="56"/>Тернопіль 2023</text:span></text:p>
      <text:p text:style-name="P10"><text:soft-page-break/><text:span text:style-name="T2">Мета роботи: </text:span><text:span text:style-name="T1">Ознайомитися з основними методами розробки програмного забезпечення. </text:span></text:p>
      <text:p text:style-name="P10"><text:span text:style-name="T1"/></text:p>
      <text:p text:style-name="P11"><text:span text:style-name="T1">Варіант 25</text:span></text:p>
      <text:p text:style-name="P11"><text:span text:style-name="T1"/></text:p>
      <text:p text:style-name="P10"><text:span text:style-name="T7"><text:line-break/></text:span><text:span text:style-name="T17"><text:line-break/></text:span><text:span text:style-name="T18">FileZilla</text:span><text:span text:style-name="T17"> - це вільний, відкритий для громадськості FTP-клієнт і сервер для платформ Windows, Linux і macOS. Програма надає зручний і простий у використанні інтерфейс для передачі файлів між комп'ютерами через протокол FTP (File Transfer Protocol) і інші відомі мережеві протоколи, такі як FTPS (FTP over SSL/TLS) і SFTP (SSH File Transfer Protocol). </text:span></text:p>
      <text:p text:style-name="P10"><text:span text:style-name="T17"/></text:p>
      <text:p text:style-name="P12">Основні задачі <text:span text:style-name="T23">FileZilla: </text:span></text:p>
      <text:p text:style-name="P12"/>
      <text:p text:style-name="P14">1) Передача та к<text:span text:style-name="T25">ерування файлами:</text:span></text:p>
      <text:p text:style-name="P14"/>
      <text:list xml:id="list4071903725" text:style-name="List_20_1">
        <text:list-item>
          <text:p text:style-name="P16"><text:span text:style-name="T20">FileZilla надає інтерфейс для ефективного завантаження файлів між комп'ютером та FTP-сервером.</text:span> </text:p>
          <text:p text:style-name="P16"/>
        </text:list-item>
        <text:list-item>
          <text:p text:style-name="P16"><text:span text:style-name="T20">Можливості копіювання, переміщення, видалення та перейменування файлів та каталогів на сервері через зручний інтерфейс.</text:span> </text:p>
        </text:list-item>
      </text:list>
      <text:p text:style-name="P15"/>
      <text:p text:style-name="P15">2) Підтримка різних протоколів:</text:p>
      <text:p text:style-name="P15"/>
      <text:p text:style-name="P15"><text:span text:style-name="T20">FileZilla дозволяє вибирати між різними протоколами, такими як FTP, FTPS та SFTP, щоб забезпечити безпеку передачі даних.</text:span> </text:p>
      <text:p text:style-name="P15"/>
      <text:p text:style-name="P15">3) Керування сайтами та масова передача файлів:</text:p>
      <text:p text:style-name="P15"/>
      <text:list xml:id="list105110370712049" text:continue-numbering="true" text:style-name="List_20_1">
        <text:list-item>
          <text:p text:style-name="P16"><text:span text:style-name="T20">Можливість зберігання конфігурації для різних FTP-сайтів і швидко перемикатися між ними.</text:span> </text:p>
          <text:p text:style-name="P16"/>
        </text:list-item>
        <text:list-item>
          <text:p text:style-name="P16"><text:span text:style-name="T20">FileZilla підтримує масове завантаження та завантаження файлів для ефективної роботи з великими обсягами даних.</text:span> </text:p>
        </text:list-item>
      </text:list>
      <text:p text:style-name="P15"/>
      <text:p text:style-name="P15"/>
      <text:p text:style-name="P18"/>
      <text:p text:style-name="P18"/>
      <text:p text:style-name="P18"/>
      <text:p text:style-name="P18"/>
      <text:p text:style-name="P18"/>
      <text:p text:style-name="P18"><text:span text:style-name="T28"/></text:p>
      <text:p text:style-name="P18"><text:span text:style-name="T28"/></text:p>
      <text:p text:style-name="P18"><text:span text:style-name="T28"/></text:p>
      <text:p text:style-name="P18"><text:soft-page-break/><text:span text:style-name="T28">Мова програмування та процес розробки:</text:span></text:p>
      <text:p text:style-name="P17"/>
      <text:p text:style-name="P18">Процес розробки базувався на швидкій моделі розробки і включав у себе такі етапи:</text:p>
      <text:p text:style-name="P18"/>
      <text:p text:style-name="P18">1. Планування вимог:</text:p>
      <text:p text:style-name="P18"/>
      <text:list xml:id="list105110062531702" text:continue-numbering="true" text:style-name="List_20_1">
        <text:list-item>
          <text:p text:style-name="P21"><text:span text:style-name="T27">Визначення функціональних і нефункціональних вимог до програми.</text:span></text:p>
        </text:list-item>
        <text:list-item>
          <text:p text:style-name="P24"><text:span text:style-name="T27">В</text:span><text:span text:style-name="T26">рахування відгуків користувачів та оцінка потреб користувачів </text:span></text:p>
        </text:list-item>
      </text:list>
      <text:p text:style-name="P20"><text:span text:style-name="T27"/></text:p>
      <text:p text:style-name="P20"><text:span text:style-name="T27">2. Проектування:</text:span></text:p>
      <text:list xml:id="list105110892979779" text:continue-numbering="true" text:style-name="List_20_1">
        <text:list-item>
          <text:p text:style-name="P23"><text:span text:style-name="T21">Розробка архітектури програмного забезпечення та детальне проектування системи.</text:span><text:span text:style-name="T24"> </text:span></text:p>
        </text:list-item>
        <text:list-item>
          <text:p text:style-name="P23"><text:span text:style-name="T21">Розробка структури бази даних та взаємодії компонентів.</text:span><text:span text:style-name="T24"> </text:span></text:p>
        </text:list-item>
      </text:list>
      <text:p text:style-name="P22"><text:span text:style-name="T24"/></text:p>
      <text:p text:style-name="P22"><text:span text:style-name="T24">3. Реалізація (Кодування):</text:span></text:p>
      <text:list xml:id="list105111878926472" text:continue-numbering="true" text:style-name="List_20_1">
        <text:list-item>
          <text:p text:style-name="P23"><text:span text:style-name="T21">Написання програмного коду відповідно до визначених специфікацій та архітектури.</text:span><text:span text:style-name="T24"> </text:span></text:p>
        </text:list-item>
        <text:list-item>
          <text:p text:style-name="P23"><text:span text:style-name="T21">Використання тестування та контролю якості для забезпечення високої якості коду.</text:span><text:span text:style-name="T24"> </text:span></text:p>
        </text:list-item>
      </text:list>
      <text:p text:style-name="P22"><text:span text:style-name="T24"/></text:p>
      <text:p text:style-name="P18">4. <text:s/>Тестування:</text:p>
      <text:p text:style-name="P18"/>
      <text:list xml:id="list105110726183402" text:continue-numbering="true" text:style-name="List_20_1">
        <text:list-item>
          <text:p text:style-name="P19"><text:span text:style-name="T20">Здійснення різних видів тестувань, таких як, інтеграційне тестування, системне тестування та приймальне тестування.</text:span> </text:p>
          <text:p text:style-name="P19"/>
        </text:list-item>
        <text:list-item>
          <text:p text:style-name="P19"><text:span text:style-name="T20">Виявлення та виправлення помилок.</text:span> </text:p>
        </text:list-item>
      </text:list>
      <text:p text:style-name="P18"/>
      <text:p text:style-name="P18">5. Реліз та розгортання:</text:p>
      <text:p text:style-name="P18"/>
      <text:list xml:id="list105111717760520" text:continue-numbering="true" text:style-name="List_20_1">
        <text:list-item>
          <text:p text:style-name="P19"><text:span text:style-name="T20">Підготовка до релізу програми, створення встановлювальних пакетів та розгортання програми для кінцевих користувачів.</text:span> </text:p>
        </text:list-item>
      </text:list>
      <text:p text:style-name="P18"/>
      <text:p text:style-name="P10"><text:span text:style-name="T27">Щодо мови програмування, то </text:span><text:span text:style-name="T19">FileZilla написана мовою програмування C++</text:span> .</text:p>
      <text:p text:style-name="P10"/>
      <text:p text:style-name="P10"/>
      <text:p text:style-name="P13">Висновок: <text:span text:style-name="T22">о</text:span><text:span text:style-name="T6">знайомились з основними методами розробки програмного забезпечення. </text:span></text:p>
      <text:p text:style-name="P13"><text:soft-page-break/><text:span text:style-name="T1"/></text:p>
      <text:p text:style-name="P10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4T10:43:14.109000000</dc:date>
    <meta:editing-duration>PT28M50S</meta:editing-duration>
    <meta:editing-cycles>1</meta:editing-cycles>
    <meta:generator>LibreOffice/7.4.5.1$Windows_X86_64 LibreOffice_project/9c0871452b3918c1019dde9bfac75448afc4b57f</meta:generator>
    <meta:document-statistic meta:table-count="0" meta:image-count="0" meta:object-count="0" meta:page-count="4" meta:paragraph-count="46" meta:word-count="334" meta:character-count="2607" meta:non-whitespace-character-count="2255"/>
  </office:meta>
</office:document-meta>
</file>